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text-properties style:font-name="Lato Medium1"/>
    </style:style>
    <style:style style:name="P2" style:family="paragraph" style:parent-style-name="Standard">
      <style:text-properties officeooo:paragraph-rsid="00117bad"/>
    </style:style>
    <style:style style:name="P3" style:family="paragraph" style:parent-style-name="Standard">
      <style:text-properties style:font-name="Lato Medium1"/>
    </style:style>
    <style:style style:name="P4" style:family="paragraph" style:parent-style-name="Standard">
      <style:text-properties style:font-name="Lato Medium1" officeooo:rsid="00117bad" officeooo:paragraph-rsid="00117bad"/>
    </style:style>
    <style:style style:name="P5" style:family="paragraph" style:parent-style-name="Standard">
      <style:text-properties style:font-name="Lato Medium1" fo:font-size="18pt" fo:font-weight="bold" officeooo:rsid="00117bad" officeooo:paragraph-rsid="00117ba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Lato Medium1" fo:font-weight="bold" style:font-weight-asian="bold" style:font-weight-complex="bold"/>
    </style:style>
    <style:style style:name="P7" style:family="paragraph" style:parent-style-name="Text_20_body">
      <style:text-properties officeooo:paragraph-rsid="00117bad"/>
    </style:style>
    <style:style style:name="P8" style:family="paragraph" style:parent-style-name="Text_20_body">
      <style:text-properties style:font-name="Lato Medium1" fo:font-weight="bold" officeooo:rsid="00117bad" officeooo:paragraph-rsid="00117bad" style:font-weight-asian="bold" style:font-weight-complex="bold"/>
    </style:style>
    <style:style style:name="P9" style:family="paragraph" style:parent-style-name="Text_20_body">
      <style:text-properties style:font-name="Lato Medium" fo:font-weight="bold" officeooo:rsid="001259eb" officeooo:paragraph-rsid="001259eb" style:font-weight-asian="bold" style:font-weight-complex="bold"/>
    </style:style>
    <style:style style:name="P10" style:family="paragraph" style:parent-style-name="Text_20_body">
      <style:text-properties style:font-name="Lato Medium" fo:font-weight="normal" officeooo:rsid="001259eb" officeooo:paragraph-rsid="001259eb" style:font-weight-asian="normal" style:font-weight-complex="normal"/>
    </style:style>
    <style:style style:name="P11" style:family="paragraph" style:parent-style-name="Text_20_body">
      <style:text-properties style:font-name="Lato Medium" fo:font-weight="normal" officeooo:rsid="001259eb" officeooo:paragraph-rsid="001259eb" style:font-weight-asian="normal" style:font-weight-complex="normal"/>
    </style:style>
    <style:style style:name="P12" style:family="paragraph" style:parent-style-name="Text_20_body">
      <style:text-properties style:font-name="Lato Medium" fo:font-weight="normal" officeooo:rsid="001376e7" officeooo:paragraph-rsid="001376e7" style:font-weight-asian="normal" style:font-weight-complex="normal"/>
    </style:style>
    <style:style style:name="P13" style:family="paragraph" style:parent-style-name="Text_20_body">
      <style:text-properties style:font-name="Lato Medium" fo:font-weight="bold" officeooo:rsid="001376e7" officeooo:paragraph-rsid="001376e7" style:font-weight-asian="bold" style:font-weight-complex="bold"/>
    </style:style>
    <style:style style:name="T1" style:family="text">
      <style:text-properties style:font-name="Lato Medium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ful Resources</text:p>
      <text:p text:style-name="P4"/>
      <text:p text:style-name="P2"><text:a xlink:type="simple" xlink:href="http://www.newark.com/pdfs/techarticles/microchip/3_3vto5vAnalogTipsnTricksBrchr.pdf" text:style-name="Internet_20_link" text:visited-style-name="Visited_20_Internet_20_Link"><text:span text:style-name="T1">http://www.newark.com/pdfs/techarticles/microchip/3_3vto5vAnalogTipsnTricksBrchr.pdf</text:span></text:a></text:p>
      <text:p text:style-name="P2"><text:a xlink:type="simple" xlink:href="https://askubuntu.com/questions/796118/closing-a-specific-terminal" text:style-name="Internet_20_link" text:visited-style-name="Visited_20_Internet_20_Link"><text:span text:style-name="T1">https://askubuntu.com/questions/796118/closing-a-specific-terminal</text:span></text:a><text:span text:style-name="T1"> - closing a process</text:span></text:p>
      <text:p text:style-name="P3"/>
      <text:p text:style-name="P1"/>
      <text:p text:style-name="P6">Antennas</text:p>
      <text:p text:style-name="P2"><text:a xlink:type="simple" xlink:href="https://dl.ubnt.com/datasheets/airmaxomni/amo_ds_web.pdf" text:style-name="Internet_20_link" text:visited-style-name="Visited_20_Internet_20_Link"><text:span text:style-name="T1">https://dl.ubnt.com/datasheets/airmaxomni/amo_ds_web.pdf</text:span></text:a><text:span text:style-name="T1"> - AirMax Omni</text:span></text:p>
      <text:p text:style-name="P2"><text:a xlink:type="simple" xlink:href="https://dl.ubnt.com/datasheets/airmaxsector/airMAX_Sector_Antennas_DS.pdf" text:style-name="Internet_20_link" text:visited-style-name="Visited_20_Internet_20_Link"><text:span text:style-name="T1">https://dl.ubnt.com/datasheets/airmaxsector/airMAX_Sector_Antennas_DS.pdf</text:span></text:a><text:span text:style-name="T1"> - AirMax Sector</text:span></text:p>
      <text:p text:style-name="P2"><text:a xlink:type="simple" xlink:href="http://www.telecomhall.com/what-is-antenna-electrical-and-mechanical-tilt-and-how-to-use-it.aspx" text:style-name="Internet_20_link" text:visited-style-name="Visited_20_Internet_20_Link"><text:span text:style-name="T1">http://www.telecomhall.com/what-is-antenna-electrical-and-mechanical-tilt-and-how-to-use-it.aspx</text:span></text:a><text:span text:style-name="T1"> - Antenna tilts</text:span></text:p>
      <text:p text:style-name="P2"><text:a xlink:type="simple" xlink:href="http://www.rfwireless-world.com/Terminology/antenna-mechanical-tilt-vs-electrical-tilt.html" text:style-name="Internet_20_link" text:visited-style-name="Visited_20_Internet_20_Link"><text:span text:style-name="T1">http://www.rfwireless-world.com/Terminology/antenna-mechanical-tilt-vs-electrical-tilt.html</text:span></text:a><text:span text:style-name="T1"> - Antenna tilts</text:span></text:p>
      <text:p text:style-name="P2"><text:a xlink:type="simple" xlink:href="https://www.mimosa.co/white-papers/antenna-polarization-2" text:style-name="Internet_20_link" text:visited-style-name="Visited_20_Internet_20_Link"><text:span text:style-name="T1">https://www.mimosa.co/white-papers/antenna-polarization-2</text:span></text:a><text:span text:style-name="T1"> - Antenna polarisation</text:span></text:p>
      <text:p text:style-name="P3"/>
      <text:p text:style-name="Standard"><text:span text:style-name="T1">sshd_config -&gt; </text:span><text:a xlink:type="simple" xlink:href="https://www.freebsd.org/cgi/man.cgi?sshd_config" text:style-name="Internet_20_link" text:visited-style-name="Visited_20_Internet_20_Link"><text:span text:style-name="T1">https://www.freebsd.org/cgi/man.cgi?sshd_config</text:span></text:a></text:p>
      <text:p text:style-name="P1"/>
      <text:p text:style-name="P7"><text:a xlink:type="simple" xlink:href="http://www.antenna-theory.com/" text:style-name="Internet_20_link" text:visited-style-name="Visited_20_Internet_20_Link"><text:span text:style-name="T1">http://www.antenna-theory.com/</text:span></text:a></text:p>
      <text:p text:style-name="P7"><text:a xlink:type="simple" xlink:href="https://www.maximintegrated.com/en/glossary/definitions.mvp/term/VSWR/gpk/815" text:style-name="Internet_20_link" text:visited-style-name="Visited_20_Internet_20_Link"><text:span text:style-name="T1">https://www.maximintegrated.com/en/glossary/definitions.mvp/term/VSWR/gpk/815</text:span></text:a><text:span text:style-name="T1"> – VWSR</text:span></text:p>
      <text:p text:style-name="P1"/>
      <text:p text:style-name="P8">Robot upstart</text:p>
      <text:p text:style-name="P7"><text:span text:style-name="T1">ROS doc - </text:span><text:a xlink:type="simple" xlink:href="http://docs.ros.org/jade/api/robot_upstart/html/" text:style-name="Internet_20_link" text:visited-style-name="Visited_20_Internet_20_Link"><text:span text:style-name="T1">http://docs.ros.org/jade/api/robot_upstart/html/</text:span></text:a></text:p>
      <text:p text:style-name="P7"><text:span text:style-name="T1">Python API - </text:span><text:a xlink:type="simple" xlink:href="http://docs.ros.org/jade/api/robot_upstart/html/jobs.html" text:style-name="Internet_20_link" text:visited-style-name="Visited_20_Internet_20_Link"><text:span text:style-name="T1">http://docs.ros.org/jade/api/robot_upstart/html/jobs.html</text:span></text:a></text:p>
      <text:p text:style-name="P1"/>
      <text:p text:style-name="Text_20_body"><text:a xlink:type="simple" xlink:href="https://commotionwireless.net/docs/cck/networking/learn-wireless-basics/" text:style-name="Internet_20_link" text:visited-style-name="Visited_20_Internet_20_Link"><text:span text:style-name="T1">https://commotionwireless.net/docs/cck/networking/learn-wireless-basics/</text:span></text:a></text:p>
      <text:p text:style-name="Text_20_body"><text:a xlink:type="simple" xlink:href="https://www.metageek.com/training/resources/adjacent-channel-congestion.html" text:style-name="Internet_20_link" text:visited-style-name="Visited_20_Internet_20_Link"><text:span text:style-name="T1">https://www.metageek.com/training/resources/adjacent-channel-congestion.html</text:span></text:a></text:p>
      <text:p text:style-name="Horizontal_20_Line"/>
      <text:p text:style-name="P9">Ubiquiti Setup</text:p>
      <text:p text:style-name="P10"><text:a xlink:type="simple" xlink:href="https://en.m.wikipedia.org/wiki/IEEE_802.11n-2009" text:style-name="Internet_20_link" text:visited-style-name="Visited_20_Internet_20_Link">https://en.m.wikipedia.org/wiki/IEEE_802.11n-2009</text:a></text:p>
      <text:p text:style-name="P10"><text:a xlink:type="simple" xlink:href="https://community.ubnt.com/t5/airMAX-General-Discussion/5-10MHz-channels-perform-worse-than-20MHz-channels/td-p/133656" text:style-name="Internet_20_link" text:visited-style-name="Visited_20_Internet_20_Link">https://community.ubnt.com/t5/airMAX-General-Discussion/5-10MHz-channels-perform-worse-than-20MHz-channels/td-p/133656</text:a></text:p>
      <text:p text:style-name="P10"><text:a xlink:type="simple" xlink:href="https://community.ubnt.com/t5/airOS-Software-Configuration/5-5-4-Data-Rate-Module/td-p/421251" text:style-name="Internet_20_link" text:visited-style-name="Visited_20_Internet_20_Link">https://community.ubnt.com/t5/airOS-Software-Configuration/5-5-4-Data-Rate-Module/td-p/421251</text:a></text:p>
      <text:p text:style-name="P10"><text:a xlink:type="simple" xlink:href="https://community.ubnt.com/t5/airOS-Software-Configuration/Aggregation/td-p/530585" text:style-name="Internet_20_link" text:visited-style-name="Visited_20_Internet_20_Link">https://community.ubnt.com/t5/airOS-Software-Configuration/Aggregation/td-p/530585</text:a></text:p>
      <text:p text:style-name="P10"/>
      <text:p text:style-name="Horizontal_20_Line"/>
      <text:p text:style-name="P10"><text:soft-page-break/></text:p>
      <text:p text:style-name="P13">Gstreamer combining frames</text:p>
      <text:p text:style-name="P12"><text:a xlink:type="simple" xlink:href="https://gstreamer.freedesktop.org/documentation/videomixer/index.html?gi-language=c" text:style-name="Internet_20_link" text:visited-style-name="Visited_20_Internet_20_Link">https://gstreamer.freedesktop.org/documentation/videomixer/index.html?gi-language=c</text:a></text:p>
      <text:p text:style-name="P12"><text:a xlink:type="simple" xlink:href="http://wiki.oz9aec.net/index.php/Gstreamer_cheat_sheet#Multiple_Streams" text:style-name="Internet_20_link" text:visited-style-name="Visited_20_Internet_20_Link">http://wiki.oz9aec.net/index.php/Gstreamer_cheat_sheet#Multiple_Streams</text:a></text:p>
      <text:p text:style-name="P12"><text:a xlink:type="simple" xlink:href="https://stackoverflow.com/questions/47959443/how-can-i-have-4-videos-as-1-using-gstreamer-with-1-large-to-the-left-and-3-sma" text:style-name="Internet_20_link" text:visited-style-name="Visited_20_Internet_20_Link">https://stackoverflow.com/questions/47959443/how-can-i-have-4-videos-as-1-using-gstreamer-with-1-large-to-the-left-and-3-sma</text:a></text:p>
      <text:p text:style-name="P12"><text:a xlink:type="simple" xlink:href="https://github.com/MDHSRobotics/TeamWiki/wiki/Gstreamer--Install-and-UDP-stream-instructions" text:style-name="Internet_20_link" text:visited-style-name="Visited_20_Internet_20_Link">https://github.com/MDHSRobotics/TeamWiki/wiki/Gstreamer--Install-and-UDP-stream-instructions</text:a></text:p>
      <text:p text:style-name="P12"><text:a xlink:type="simple" xlink:href="http://www.lighterra.com/papers/videoencodingh264/" text:style-name="Internet_20_link" text:visited-style-name="Visited_20_Internet_20_Link">http://www.lighterra.com/papers/videoencodingh264/</text:a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0:18:12.624100136</meta:creation-date>
    <dc:date>2019-07-15T17:19:54.409967820</dc:date>
    <meta:editing-duration>PT3M19S</meta:editing-duration>
    <meta:editing-cycles>3</meta:editing-cycles>
    <meta:generator>LibreOffice/6.2.4.2$Linux_X86_64 LibreOffice_project/2412653d852ce75f65fbfa83fb7e7b669a126d64</meta:generator>
    <meta:document-statistic meta:table-count="0" meta:image-count="0" meta:object-count="0" meta:page-count="2" meta:paragraph-count="28" meta:word-count="62" meta:character-count="1919" meta:non-whitespace-character-count="1885"/>
  </office:meta>
</office:document-meta>
</file>